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Main1">
      <style:graphic-properties fo:min-height="1.022cm" fo:min-width="5.272cm"/>
    </style:style>
    <style:style style:name="gr2" style:family="graphic" style:parent-style-name="Ingress">
      <style:graphic-properties draw:textarea-horizontal-align="center"/>
    </style:style>
    <style:style style:name="gr3" style:family="graphic" style:parent-style-name="Textbox">
      <style:graphic-properties draw:stroke="solid" fo:min-height="5.301cm" fo:min-width="10.8cm" fo:padding-left="0.1cm" fo:padding-right="0.1cm"/>
    </style:style>
    <style:style style:name="gr4" style:family="graphic" style:parent-style-name="Textbox">
      <style:graphic-properties fo:min-height="1.301cm" fo:min-width="5.801cm"/>
    </style:style>
    <style:style style:name="gr5" style:family="graphic" style:parent-style-name="objectwithoutfill">
      <style:graphic-properties draw:marker-end="Arrow" draw:marker-end-width="0.3cm" draw:fill="none"/>
    </style:style>
    <style:style style:name="gr6" style:family="graphic" style:parent-style-name="Textbox">
      <style:graphic-properties draw:stroke="solid" fo:min-height="1.801cm" fo:min-width="10.801cm" fo:padding-left="0.1cm" fo:padding-right="0.1cm"/>
    </style:style>
    <style:style style:name="gr7" style:family="graphic" style:parent-style-name="Oletus_5f_1">
      <style:graphic-properties draw:stroke="solid" draw:fill="none" fo:padding-top="0.1cm" fo:padding-bottom="0.1cm" fo:padding-left="0.1cm" fo:padding-right="0.1cm"/>
    </style:style>
    <style:style style:name="gr8" style:family="graphic" style:parent-style-name="Textbox">
      <style:graphic-properties draw:stroke="solid" fo:min-height="2.801cm" fo:min-width="10.801cm" fo:padding-left="0.1cm" fo:padding-right="0.1cm"/>
    </style:style>
    <style:style style:name="gr9" style:family="graphic" style:parent-style-name="Textbox">
      <style:graphic-properties draw:stroke="solid" fo:min-height="1.301cm" fo:min-width="10.801cm" fo:padding-left="0.1cm" fo:padding-right="0.1cm"/>
    </style:style>
    <style:style style:name="P1" style:family="paragraph">
      <style:text-properties fo:font-size="10pt"/>
    </style:style>
    <style:style style:name="P2" style:family="paragraph">
      <style:text-properties fo:color="#ffffff" fo:font-size="10pt"/>
    </style:style>
    <style:style style:name="P3" style:family="paragraph">
      <style:text-properties fo:font-size="9pt"/>
    </style:style>
    <style:style style:name="P4" style:family="paragraph">
      <style:text-properties fo:font-size="9pt" fo:font-weight="normal" style:font-weight-asian="normal" style:font-weight-complex="normal"/>
    </style:style>
    <style:style style:name="P5" style:family="paragraph">
      <loext:graphic-properties draw:fill="none"/>
    </style:style>
    <style:style style:name="P6" style:family="paragraph">
      <style:paragraph-properties fo:text-align="start"/>
      <style:text-properties fo:font-size="10pt"/>
    </style:style>
    <style:style style:name="P7" style:family="paragraph">
      <loext:graphic-properties draw:fill="none"/>
      <style:paragraph-properties fo:text-align="start"/>
      <style:text-properties fo:font-size="10pt"/>
    </style:style>
    <style:style style:name="T1" style:family="text">
      <style:text-properties fo:color="#ffffff" fo:font-size="10pt"/>
    </style:style>
    <style:style style:name="T2" style:family="text">
      <style:text-properties fo:font-size="9pt"/>
    </style:style>
    <style:style style:name="T3" style:family="text">
      <style:text-properties fo:font-size="9pt" fo:font-weight="bold" style:font-weight-asian="bold" style:font-weight-complex="bold"/>
    </style:style>
    <style:style style:name="T4" style:family="text">
      <style:text-properties fo:font-size="9pt"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font-size="9pt" fo:font-weight="normal" style:font-weight-asian="normal" style:font-weight-complex="normal"/>
    </style:style>
    <style:style style:name="T6" style:family="text">
      <style:text-properties fo:font-size="9pt" fo:font-style="italic" style:font-style-asian="italic" style:font-style-complex="italic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9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text-position="33% 58%" fo:font-size="9pt"/>
    </style:style>
    <style:style style:name="T9" style:family="text">
      <style:text-properties fo:color="#18a303" fo:font-size="9pt" fo:font-weight="bold" style:font-weight-asian="bold" style:font-weight-complex="bold"/>
    </style:style>
    <style:style style:name="T10" style:family="text">
      <style:text-properties fo:color="#18a303" fo:font-size="9pt" fo:font-weight="normal" style:font-weight-asian="normal" style:font-weight-complex="normal"/>
    </style:style>
    <style:style style:name="T11" style:family="text">
      <style:text-properties style:use-window-font-color="true" fo:font-size="9pt" fo:font-weight="normal" style:font-weight-asian="normal" style:font-weight-complex="normal"/>
    </style:style>
    <style:style style:name="T12" style:family="text">
      <style:text-properties style:use-window-font-color="true" fo:font-size="9pt"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style:use-window-font-color="true" fo:font-size="9p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cm" svg:height="1.5cm" svg:x="3.4cm" svg:y="0.4cm">
          <text:p text:style-name="P1"><text:span text:style-name="T1">F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13.840830449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9.21cm" svg:height="0.644cm" svg:x="1.69cm" svg:y="2.256cm">
          <draw:text-box>
            <text:p text:style-name="P3"><text:span text:style-name="T2">Something demonstrated to exist or known to have existed.</text:span></text:p>
          </draw:text-box>
        </draw:frame>
        <draw:custom-shape draw:style-name="gr3" draw:text-style-name="P3" draw:layer="layout" svg:width="11cm" svg:height="5.5cm" svg:x="0.9cm" svg:y="6.4cm">
          <text:p text:style-name="P3"><text:span text:style-name="T3">1995 France bombings</text:span><text:span text:style-name="T3"><text:tab/></text:span><text:span text:style-name="T3"><text:tab/></text:span><text:span text:style-name="T3">Revision 23 → </text:span><text:span text:style-name="T4">show other versions</text:span></text:p>
          <text:p text:style-name="P3"><text:span text:style-name="T5"/></text:p>
          <text:p text:style-name="P3"><text:span text:style-name="T6">Fact:</text:span></text:p>
          <text:p text:style-name="P3"><text:span text:style-name="T2">1995 </text:span><text:span text:style-name="T4">France</text:span><text:span text:style-name="T2"> bombings was a series of bombing attacks by </text:span><text:span text:style-name="T4">GIA</text:span><text:span text:style-name="T2"> that killed 8 and injured 157.</text:span></text:p>
          <text:p text:style-name="P3"><text:span text:style-name="T2"/></text:p>
          <text:p text:style-name="P3"><text:span text:style-name="T2"/></text:p>
          <text:p text:style-name="P3"><text:span text:style-name="T6">Reasoning:</text:span></text:p>
          <text:p text:style-name="P3"><text:span text:style-name="T7">Added info on casualties from </text:span><text:span text:style-name="T2">authorities</text:span><text:span text:style-name="T8">1</text:span><text:span text:style-name="T2">.</text:span></text:p>
          <text:p text:style-name="P3"><text:span text:style-name="T2"/></text:p>
          <text:p text:style-name="P3"><text:span text:style-name="T6">References:</text:span></text:p>
          <text:p text:style-name="P3"><text:span text:style-name="T2">1: Official press release from authorities, </text:span><text:span text:style-name="T4">IPFS record xxxx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8cm" svg:height="1.5cm" svg:x="14.1cm" svg:y="8.9cm">
          <text:p text:style-name="P3"><text:span text:style-name="T5">Automatic links to existing HKDB records, #fact#GIA#</text:span></text:p>
          <text:p text:style-name="P3"><text:span text:style-name="T5">Only underline facts that have atleast 10 votes by credible autho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3.9cm" svg:y1="9.4cm" svg:x2="9.921cm" svg:y2="8.168cm">
          <text:p/>
        </draw:line>
        <draw:custom-shape draw:style-name="gr6" draw:text-style-name="P3" draw:layer="layout" svg:width="11cm" svg:height="2cm" svg:x="0.9cm" svg:y="3.4cm">
          <text:p text:style-name="P3"><text:span text:style-name="T5">author: JOHNDOEL33T, </text:span><text:span text:style-name="T9">~/{ JoHn Doe l33t }\~ </text:span><text:span text:style-name="T10">0.95</text:span></text:p>
          <text:p text:style-name="P3"><text:span text:style-name="T5">prtcl: 12</text:span></text:p>
          <text:p text:style-name="P3"><text:span text:style-name="T5">lang: en</text:span></text:p>
          <text:p text:style-name="P3"><text:span text:style-name="T5">parent: </text:span><text:span text:style-name="T4">#fact#1995FRANCEBOMBINGS#22#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11cm" svg:height="1cm" svg:x="0.9cm" svg:y="5.4cm">
          <draw:text-box>
            <text:p text:style-name="P6"><text:span text:style-name="T5">handle:: </text:span><text:span text:style-name="T4">#fact#1995FRANCEBOMBINGS#23#</text:span></text:p>
          </draw:text-box>
        </draw:frame>
        <draw:custom-shape draw:style-name="gr8" draw:text-style-name="P3" draw:layer="layout" svg:width="11cm" svg:height="3cm" svg:x="0.9cm" svg:y="11.9cm">
          <text:p text:style-name="P3"><text:span text:style-name="T3"/></text:p>
          <text:p text:style-name="P3"><text:span text:style-name="T11">Votes: 123 agree, 10 undecided, 45 disagree → </text:span><text:span text:style-name="T12">show</text:span></text:p>
          <text:p text:style-name="P3"><text:span text:style-name="T11">Ignored by blacklists: 1 agree, 23 disagree</text:span></text:p>
          <text:p text:style-name="P3"><text:span text:style-name="T11"/></text:p>
          <text:p text:style-name="P3"><text:span text:style-name="T11">RAW Credibility </text:span><text:span text:style-name="T11"><text:tab/></text:span><text:span text:style-name="T11"><text:tab/></text:span><text:span text:style-name="T11"><text:tab/></text:span><text:span text:style-name="T11"><text:tab/></text:span><text:span text:style-name="T11">0.72</text:span></text:p>
          <text:p text:style-name="P3"><text:span text:style-name="T9">Adjusted credibility </text:span><text:span text:style-name="T12">(settings)</text:span><text:span text:style-name="T9"><text:tab/></text:span><text:span text:style-name="T9"><text:tab/></text:span><text:span text:style-name="T9">0.98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8cm" svg:height="1.5cm" svg:x="13.9cm" svg:y="3.4cm">
          <text:p text:style-name="P3"><text:span text:style-name="T5">Link to author record, author credibility sc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3.754cm" svg:y1="3.667cm" svg:x2="10.193cm" svg:y2="3.742cm">
          <text:p/>
        </draw:line>
        <draw:custom-shape draw:style-name="gr4" draw:text-style-name="P4" draw:layer="layout" svg:width="5.8cm" svg:height="1.5cm" svg:x="14.1cm" svg:y="6.4cm">
          <text:p text:style-name="P3"><text:span text:style-name="T5">Compare tool to show revision differen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3.9cm" svg:y1="6.9cm" svg:x2="11.182cm" svg:y2="6.709cm">
          <text:p/>
        </draw:line>
        <draw:custom-shape draw:style-name="gr9" draw:text-style-name="P3" draw:layer="layout" svg:width="11cm" svg:height="1.5cm" svg:x="0.9cm" svg:y="14.9cm">
          <text:p text:style-name="P3"><text:span text:style-name="T3"/></text:p>
          <text:p text:style-name="P3"><text:span text:style-name="T11">Your Vote: </text:span><text:span text:style-name="T9">Agree</text:span><text:span text:style-name="T11"> → </text:span><text:span text:style-name="T13">sh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letus_5f_1" style:display-name="Oletus_1" style:family="graphic">
      <style:graphic-properties draw:stroke="solid" svg:stroke-width="0cm" svg:stroke-color="#333333" draw:marker-start-width="0.2cm" draw:marker-start-center="false" draw:marker-end-width="0.2cm" draw:marker-end-center="false" svg:stroke-opacity="100%" draw:stroke-linejoin="round" svg:stroke-linecap="butt" draw:fill="solid" draw:fill-color="#999999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684cm" fo:min-width="4.834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>
        <text:list-style style:name="Oletus_5f_1" style:display-name="Oletus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0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ain1" style:family="graphic" style:parent-style-name="Oletus_5f_1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76259a" draw:secondary-fill-color="#729fcf" draw:fill-gradient-name="Gradient_20_2" draw:gradient-step-count="0" draw:fill-hatch-name="Hatching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598cm" fo:min-width="5.348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Main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0pt" fo:letter-spacing="normal" fo:language="fi" fo:country="FI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x" style:family="graphic" style:parent-style-name="Oletus_5f_1">
      <style:graphic-properties draw:stroke="none" draw:stroke-dash="Dashed_20__28_var_29__20_4" draw:fill="none" draw:fill-gradient-name="Gradient_20_2" draw:fill-hatch-name="Hatching_20_1" draw:fill-image-name="Bitmap_20_1" draw:textarea-horizontal-align="left" draw:textarea-vertical-align="top" fo:padding-top="0.1cm" fo:padding-bottom="0.1cm" fo:padding-left="0cm" fo:padding-right="0cm" fo:wrap-option="wrap"/>
      <style:paragraph-properties fo:line-height="115%" fo:text-align="start">
        <style:tab-stops/>
      </style:paragraph-properties>
      <style:text-properties fo:font-size="9pt"/>
    </style:style>
    <style:style style:name="Ingress" style:family="graphic" style:parent-style-name="Textbox">
      <style:graphic-properties fo:min-height="0.301cm" fo:min-width="13.501cm" fo:padding-left="0.2cm"/>
      <style:paragraph-properties>
        <style:tab-stops/>
      </style:paragraph-properties>
      <style:text-properties fo:font-style="italic"/>
    </style:style>
  </office:styles>
  <office:automatic-styles>
    <style:page-layout style:name="PM0">
      <style:page-layout-properties fo:margin-top="0cm" fo:margin-bottom="0cm" fo:margin-left="0cm" fo:margin-right="0cm" fo:page-width="20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6T19:22:39.590000000</meta:creation-date>
    <dc:date>2020-03-26T19:25:09.638000000</dc:date>
    <meta:editing-duration>PT2M30S</meta:editing-duration>
    <meta:editing-cycles>1</meta:editing-cycles>
    <meta:document-statistic meta:object-count="13"/>
    <meta:generator>LibreOffice/4.4.5.2$Windows_x86 LibreOffice_project/a22f674fd25a3b6f45bdebf25400ed2adff0ff99</meta:generator>
  </office:meta>
</office:document-meta>
</file>